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0000000A8CE8ED7BBE309E02C.png" manifest:media-type="image/png"/>
  <manifest:file-entry manifest:full-path="Pictures/1000020100000113000000B70657211CB8DFFA4E.png" manifest:media-type="image/png"/>
  <manifest:file-entry manifest:full-path="Pictures/100002010000023C0000011321E08E24F5F90D0A.png" manifest:media-type="image/png"/>
  <manifest:file-entry manifest:full-path="Pictures/10000201000000B80000011293144CB34169C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frame draw:style-name="gr1" draw:text-style-name="P1" draw:layer="layout" svg:width="15.133cm" svg:height="7.275cm" svg:x="1.467cm" svg:y="7.125cm">
              <draw:image xlink:href="Pictures/100002010000023C0000011321E08E24F5F90D0A.png" xlink:type="simple" xlink:show="embed" xlink:actuate="onLoad">
                <text:p/>
              </draw:image>
            </draw:frame>
            <draw:frame draw:style-name="gr1" draw:text-style-name="P1" draw:layer="layout" svg:width="2.682cm" svg:height="3.994cm" svg:x="11.685cm" svg:y="10.906cm">
              <draw:image xlink:href="Pictures/10000201000000B80000011293144CB34169C6A6.png" xlink:type="simple" xlink:show="embed" xlink:actuate="onLoad">
                <text:p/>
              </draw:image>
            </draw:frame>
            <draw:frame draw:style-name="gr1" draw:text-style-name="P1" draw:layer="layout" svg:width="3.742cm" svg:height="2.49cm" svg:x="1.525cm" svg:y="10.9cm">
              <draw:image xlink:href="Pictures/1000020100000113000000B70657211CB8DFFA4E.png" xlink:type="simple" xlink:show="embed" xlink:actuate="onLoad">
                <text:p/>
              </draw:image>
            </draw:frame>
          </draw:g>
          <draw:frame draw:style-name="gr1" draw:text-style-name="P1" draw:layer="layout" svg:width="5.1cm" svg:height="1.05cm" svg:x="1.167cm" svg:y="13.325cm">
            <draw:image xlink:href="Pictures/1000020100000330000000A8CE8ED7BBE309E02C.png" xlink:type="simple" xlink:show="embed" xlink:actuate="onLoad">
              <text:p/>
            </draw:image>
          </draw:frame>
        </draw:g>
        <draw:frame draw:style-name="gr2" draw:text-style-name="P3" draw:layer="layout" svg:width="1.4cm" svg:height="1.5cm" svg:x="12.5cm" svg:y="12.2cm">
          <draw:text-box>
            <text:p text:style-name="P2"><text:span text:style-name="T1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0:15:37.856182361</meta:creation-date>
    <dc:date>2019-11-10T10:29:32.682870843</dc:date>
    <meta:editing-duration>PT13M56S</meta:editing-duration>
    <meta:editing-cycles>1</meta:editing-cycles>
    <meta:document-statistic meta:object-count="7"/>
    <meta:generator>LibreOffice/6.0.7.3$Linux_X86_64 LibreOffice_project/00m0$Build-3</meta:generator>
  </office:meta>
</office:document-meta>
</file>